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3a4f" officeooo:paragraph-rsid="00003a4f"/>
    </style:style>
    <style:style style:name="P2" style:family="paragraph" style:parent-style-name="Standard">
      <style:text-properties officeooo:rsid="00003a4f" officeooo:paragraph-rsid="0002f96a"/>
    </style:style>
    <style:style style:name="P3" style:family="paragraph" style:parent-style-name="Standard">
      <style:text-properties officeooo:rsid="000207ef" officeooo:paragraph-rsid="000207ef"/>
    </style:style>
    <style:style style:name="P4" style:family="paragraph" style:parent-style-name="Standard">
      <style:text-properties officeooo:rsid="000207ef" officeooo:paragraph-rsid="0002f96a"/>
    </style:style>
    <style:style style:name="P5" style:family="paragraph" style:parent-style-name="Standard">
      <style:text-properties officeooo:rsid="00021e2b" officeooo:paragraph-rsid="00021e2b"/>
    </style:style>
    <style:style style:name="P6" style:family="paragraph" style:parent-style-name="Standard">
      <style:text-properties officeooo:rsid="0002f96a" officeooo:paragraph-rsid="0002f96a"/>
    </style:style>
    <style:style style:name="P7" style:family="paragraph" style:parent-style-name="Standard">
      <style:text-properties officeooo:rsid="0003b913" officeooo:paragraph-rsid="0003b913"/>
    </style:style>
    <style:style style:name="P8" style:family="paragraph" style:parent-style-name="Standard">
      <style:text-properties officeooo:rsid="0004081a" officeooo:paragraph-rsid="0004081a"/>
    </style:style>
    <style:style style:name="T1" style:family="text">
      <style:text-properties officeooo:rsid="000207ef"/>
    </style:style>
    <style:style style:name="T2" style:family="text">
      <style:text-properties officeooo:rsid="0002f96a"/>
    </style:style>
    <style:style style:name="T3" style:family="text">
      <style:text-properties officeooo:rsid="000408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Entrevista <text:span text:style-name="T1">1</text:span></text:p>
      <text:p text:style-name="P1"/>
      <text:p text:style-name="P1">João </text:p>
      <text:p text:style-name="P1">Achou simples o cadastro, frisou que deveria ser assim</text:p>
      <text:p text:style-name="P1">Avaliou muito bem a opção de ter a validade</text:p>
      <text:p text:style-name="P1">Achou gifs melhores q imagens mas achou as imagens chamativas e disse que é importante</text:p>
      <text:p text:style-name="P1">Não avaliou negativamente</text:p>
      <text:p text:style-name="P1">Teve facilidade para utilizar</text:p>
      <text:p text:style-name="P1">Disse que o passo a passo da receita deveria ter tópicos para evitar se perder na receita</text:p>
      <text:p text:style-name="P1"/>
      <text:p text:style-name="P3">Entrevista 2</text:p>
      <text:p text:style-name="P3"/>
      <text:p text:style-name="P3">Bernardo</text:p>
      <text:p text:style-name="P1"/>
      <text:p text:style-name="P3">Cadastro de itens normal e simples</text:p>
      <text:p text:style-name="P5">A parte de itens faltantes achou interessantes</text:p>
      <text:p text:style-name="P5">Passo a passo não tem erro</text:p>
      <text:p text:style-name="P5">Poucos botoes pouca chance de erro</text:p>
      <text:p text:style-name="P5">Achou intuitivo e conseguiria </text:p>
      <text:p text:style-name="P5"/>
      <text:p text:style-name="P4">Entrevista <text:span text:style-name="T2">3</text:span></text:p>
      <text:p text:style-name="P2">Willian</text:p>
      <text:p text:style-name="P2"/>
      <text:p text:style-name="P2">Achou simples e fácil</text:p>
      <text:p text:style-name="P2">Questionou se a gama de receita seria grande</text:p>
      <text:p text:style-name="P2">Não percebeu ingredientes faltantes</text:p>
      <text:p text:style-name="P2">Disse que seria bom deixar o usuário adicionar receita mas tendo alguma verificação antes</text:p>
      <text:p text:style-name="P2">Disse q pagaria mensalmente para usar</text:p>
      <text:p text:style-name="P2">Divulgaria pelo google</text:p>
      <text:p text:style-name="P2"/>
      <text:p text:style-name="P6">Entrevista 4</text:p>
      <text:p text:style-name="P6">Emi</text:p>
      <text:p text:style-name="P6"/>
      <text:p text:style-name="P6">Prefere imagem estática pois disse q ficaria em dúvida</text:p>
      <text:p text:style-name="P6">Melhorar a parte visualizar ingredientes faltantes</text:p>
      <text:p text:style-name="P6">Achou intuitivo</text:p>
      <text:p text:style-name="P6">Achou bacana a parte de organização</text:p>
      <text:p text:style-name="P6">Vídeo no fim da receita</text:p>
      <text:p text:style-name="P6">Grifar partes importantes para usuários mais experientes não precisar ler tudo</text:p>
      <text:p text:style-name="P6"/>
      <text:p text:style-name="P7">Entrevista 5</text:p>
      <text:p text:style-name="P7">Matheus</text:p>
      <text:p text:style-name="P7"/>
      <text:p text:style-name="P7">Simples de mexer <text:span text:style-name="T3">e intuitivo</text:span></text:p>
      <text:p text:style-name="P7">Achou legal a sugestão de comprar coisas a mais</text:p>
      <text:p text:style-name="P7">Achou que não deveria ter checkbox obrigatório</text:p>
      <text:p text:style-name="P7">Sugeriu vídeo sendo reproduzido durante a receita</text:p>
      <text:p text:style-name="P8">Disse que anúncio seria bom e não atrapalharia</text:p>
      <text:p text:style-name="P8">Faltou menu</text:p>
      <text:p text:style-name="P8">Não enxergou o deslize para o lado para navegar na receit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6T21:48:26.542000000</meta:creation-date>
    <dc:date>2022-05-26T22:49:55.320000000</dc:date>
    <meta:editing-duration>PT9M45S</meta:editing-duration>
    <meta:editing-cycles>1</meta:editing-cycles>
    <meta:document-statistic meta:table-count="0" meta:image-count="0" meta:object-count="0" meta:page-count="1" meta:paragraph-count="40" meta:word-count="228" meta:character-count="1374" meta:non-whitespace-character-count="1184"/>
    <meta:generator>LibreOffice/7.3.1.3$Windows_X86_64 LibreOffice_project/a69ca51ded25f3eefd52d7bf9a5fad8c90b87951</meta:generator>
  </office:meta>
</office:document-meta>
</file>